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3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ce1"/>
        <table:table-column table:style-name="co2" table:number-columns-repeated="16375" table:default-cell-style-name="Default"/>
        <table:table-row table:style-name="ro1">
          <table:table-cell table:style-name="ce2" office:value-type="string" calcext:value-type="string">
            <text:p>data_transfer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16375"/>
        </table:table-row>
        <table:table-row table:style-name="ro1">
          <table:table-cell office:value-type="string" calcext:value-type="string">
            <text:p>digital_button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igital_button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nalog_axis_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nalog_axis_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nalog_axis_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nalog_axis_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nalog_axis_5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nalog_axis_6</text:p>
          </table:table-cell>
          <table:table-cell table:number-columns-repeated="16383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1">00/00/0000</text:date>, <text:time style:data-style-name="N2" text:time-value="00:44:33.1395284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3:39:54.287231381</meta:creation-date>
    <meta:generator>LibreOffice/7.5.6.2$Linux_X86_64 LibreOffice_project/50$Build-2</meta:generator>
    <dc:date>2024-01-01T00:44:41.149819422</dc:date>
    <meta:editing-duration>PT1H4M59S</meta:editing-duration>
    <meta:editing-cycles>6</meta:editing-cycles>
    <meta:document-statistic meta:table-count="1" meta:cell-count="33" meta:object-count="0"/>
  </office:meta>
</office:document-meta>
</file>